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65d0" officeooo:paragraph-rsid="001d65d0"/>
    </style:style>
    <style:style style:name="P2" style:family="paragraph" style:parent-style-name="Standard">
      <style:text-properties fo:font-weight="bold" officeooo:rsid="001d65d0" officeooo:paragraph-rsid="001d65d0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officeooo:rsid="001d65d0" officeooo:paragraph-rsid="001d65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ercise 6 – 3.1</text:p>
      <text:p text:style-name="P1"/>
      <text:p text:style-name="P1">T1<text:tab/>U1 =<text:tab/>7/24<text:tab/>= 0,29</text:p>
      <text:p text:style-name="P1">T2<text:tab/>U2 =<text:tab/>1/8<text:tab/>= 0,13</text:p>
      <text:p text:style-name="P1">T3<text:tab/>U3 =<text:tab/>4/14<text:tab/>= 0,29</text:p>
      <text:p text:style-name="P1">T4<text:tab/>U4 =<text:tab/>3/15<text:tab/>= 0,20</text:p>
      <text:p text:style-name="P1"/>
      <text:p text:style-name="P3">Gesamt = 0,91 &lt; 1<text:tab/>==&gt;<text:tab/>this test does not exclude that a feasible schedule may exist</text:p>
      <text:p text:style-name="P1"/>
      <text:p text:style-name="P2">Exercise 6 – 3.2.a</text:p>
      <text:p text:style-name="P1"/>
      <text:p text:style-name="P1">T1<text:tab/>U1 =<text:tab/>6/20<text:tab/>= 0,30</text:p>
      <text:p text:style-name="P1">T2<text:tab/>U2 =<text:tab/>3/12<text:tab/>= 0,25</text:p>
      <text:p text:style-name="P1">T3<text:tab/>U3 =<text:tab/>4/10<text:tab/>= 0,40</text:p>
      <text:p text:style-name="P1"/>
      <text:p text:style-name="P3">Gesamt = 0,95 &lt; 1<text:tab/>==&gt;<text:tab/>this test does not exclude that a feasible schedule may exist</text:p>
      <text:p text:style-name="P1"/>
      <text:p text:style-name="P2">Exercise 6 – 3.2.b</text:p>
      <text:p text:style-name="P1"/>
      <text:p text:style-name="P1">T1<text:tab/>U1 =<text:tab/>7/20<text:tab/>= 0,35</text:p>
      <text:p text:style-name="P1">T2<text:tab/>U2 =<text:tab/>3/12<text:tab/>= 0,25</text:p>
      <text:p text:style-name="P1">T3<text:tab/>U3 =<text:tab/>4/10<text:tab/>= 0,40</text:p>
      <text:p text:style-name="P1"/>
      <text:p text:style-name="P3">Gesamt = 1 = 1<text:tab/>==&gt;<text:tab/>pocessor never idle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8T22:59:11.790404184</meta:creation-date>
    <dc:date>2017-06-08T23:09:58.975037293</dc:date>
    <meta:editing-duration>PT17S</meta:editing-duration>
    <meta:editing-cycles>1</meta:editing-cycles>
    <meta:document-statistic meta:table-count="0" meta:image-count="0" meta:object-count="0" meta:page-count="1" meta:paragraph-count="16" meta:word-count="112" meta:character-count="446" meta:non-whitespace-character-count="347"/>
    <meta:generator>LibreOffice/5.1.6.2$Linux_X86_64 LibreOffice_project/10m0$Build-2</meta:generator>
  </office:meta>
</office:document-meta>
</file>